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a116" officeooo:paragraph-rsid="000ca116"/>
    </style:style>
    <style:style style:name="P2" style:family="paragraph" style:parent-style-name="Standard">
      <style:text-properties officeooo:rsid="000d1393" officeooo:paragraph-rsid="000d1393"/>
    </style:style>
    <style:style style:name="P3" style:family="paragraph" style:parent-style-name="Standard">
      <style:text-properties officeooo:rsid="000e087d" officeooo:paragraph-rsid="000e087d"/>
    </style:style>
    <style:style style:name="P4" style:family="paragraph" style:parent-style-name="Standard">
      <style:text-properties officeooo:rsid="000e8da2" officeooo:paragraph-rsid="000e8da2"/>
    </style:style>
    <style:style style:name="P5" style:family="paragraph" style:parent-style-name="Standard">
      <style:paragraph-properties style:writing-mode="lr-tb"/>
      <style:text-properties officeooo:rsid="000e8da2" officeooo:paragraph-rsid="000e8da2"/>
    </style:style>
    <style:style style:name="T1" style:family="text">
      <style:text-properties officeooo:rsid="000d1393"/>
    </style:style>
    <style:style style:name="T2" style:family="text">
      <style:text-properties officeooo:rsid="000e087d"/>
    </style:style>
    <style:style style:name="T3" style:family="text">
      <style:text-properties officeooo:rsid="000e8da2"/>
    </style:style>
    <style:style style:name="T4" style:family="text">
      <style:text-properties officeooo:rsid="00100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oach to develop prediction model for credit card lead detection</text:p>
      <text:p text:style-name="P1"/>
      <text:p text:style-name="P1"/>
      <text:p text:style-name="P1">1. <text:span text:style-name="T1">Performed EDA of the training data</text:span></text:p>
      <text:p text:style-name="P2">2. <text:span text:style-name="T2">Determined only Credit Product needs filling but since it contains valuable data filled them with unknown.</text:span></text:p>
      <text:p text:style-name="P3">3. Around 23% training data has credit product missing.</text:p>
      <text:p text:style-name="P3">4. Entrepreneurs are most likely to be converted into leads.</text:p>
      <text:p text:style-name="P3">5. <text:span text:style-name="T3">People already having c</text:span>redit <text:span text:style-name="T3">p</text:span>roduct <text:span text:style-name="T3">are most likely to say yes to credit cards.</text:span></text:p>
      <text:p text:style-name="P4">6. Some channels do have higher conversion ratios</text:p>
      <text:p text:style-name="P4"/>
      <text:p text:style-name="P4"/>
      <text:p text:style-name="P4">Model Building approach:</text:p>
      <text:p text:style-name="P4">1. Split the training data into 3 part (train, val, test) with 64%, 16%, 20%.</text:p>
      <text:p text:style-name="P5">2. Built a random forest, xgboost, lightgbm, catboost models with around 87% auc.</text:p>
      <text:p text:style-name="P5">3. Tuned all for good auc.</text:p>
      <text:p text:style-name="P5">4. Built stack ensemble using random forest, xgboost, and lightgbm with good 87.14 auc on testing set</text:p>
      <text:p text:style-name="P5">5. Built blend ensemble of random forest, xgboost, lightgbm and catboost with logistic regression as final estimator</text:p>
      <text:p text:style-name="P5">6. Now inorder to boost stack ensemble a bit more blent the stack classifier with catboost to give the final <text:span text:style-name="T4">output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0:44:28.665826973</meta:creation-date>
    <dc:date>2021-06-01T02:17:10.232648920</dc:date>
    <meta:editing-duration>PT1M5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68" meta:character-count="1001" meta:non-whitespace-character-count="847"/>
  </office:meta>
</office:document-meta>
</file>